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1.0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3c4b9" officeooo:paragraph-rsid="0013c4b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officeooo:rsid="0013c4b9" officeooo:paragraph-rsid="0013c4b9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officeooo:rsid="0013c4b9" officeooo:paragraph-rsid="0013c4b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officeooo:rsid="0013c4b9" officeooo:paragraph-rsid="001652b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officeooo:rsid="0013c4b9" officeooo:paragraph-rsid="003060f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officeooo:rsid="0013c4b9" officeooo:paragraph-rsid="00364051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officeooo:rsid="0013c4b9" officeooo:paragraph-rsid="00416255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officeooo:rsid="004038bf" officeooo:paragraph-rsid="004038bf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officeooo:rsid="00445ef8" officeooo:paragraph-rsid="00445ef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officeooo:rsid="00461d12" officeooo:paragraph-rsid="00445ef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officeooo:rsid="00461d12" officeooo:paragraph-rsid="00461d1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officeooo:rsid="00491cc3" officeooo:paragraph-rsid="00491cc3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officeooo:rsid="004b142e" officeooo:paragraph-rsid="004b142e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3c4b9" officeooo:paragraph-rsid="0013c4b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3c4b9" officeooo:paragraph-rsid="0013c4b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aad60" officeooo:paragraph-rsid="001aad6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f4a6e" officeooo:paragraph-rsid="001ff9d6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ff9d6" officeooo:paragraph-rsid="001ff9d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3c4b9" officeooo:paragraph-rsid="0013c4b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3c4b9" officeooo:paragraph-rsid="0018f27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aad60" officeooo:paragraph-rsid="001aad6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c9e84" officeooo:paragraph-rsid="001c9e8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4a6e" officeooo:paragraph-rsid="001ff9d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f9d6" officeooo:paragraph-rsid="001ff9d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f9d6" officeooo:paragraph-rsid="0025275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2758" officeooo:paragraph-rsid="0025275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8d0ab" officeooo:paragraph-rsid="0028d0a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992ad" officeooo:paragraph-rsid="002992a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3ab464" officeooo:paragraph-rsid="003ab46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3c1a1e" officeooo:paragraph-rsid="003c1a1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32250" officeooo:paragraph-rsid="0063225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1pt" officeooo:rsid="0013c4b9" officeooo:paragraph-rsid="0013c4b9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4pt" officeooo:rsid="003154e0" officeooo:paragraph-rsid="003154e0" style:font-size-asian="12.25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4pt" officeooo:rsid="003154e0" officeooo:paragraph-rsid="0037db51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4pt" officeooo:rsid="0013c4b9" officeooo:paragraph-rsid="003060ff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Liberation Mono" fo:font-size="12pt" officeooo:rsid="0013c4b9" officeooo:paragraph-rsid="0013c4b9" style:font-size-asian="12pt" style:font-size-complex="12pt"/>
    </style:style>
    <style:style style:name="P37" style:family="paragraph" style:parent-style-name="Standard">
      <style:paragraph-properties fo:text-align="justify" style:justify-single-word="false" fo:background-color="#333333">
        <style:background-image/>
      </style:paragraph-properties>
      <style:text-properties style:font-name="Liberation Mono" fo:font-size="12pt" officeooo:rsid="0013c4b9" officeooo:paragraph-rsid="001652bf" style:font-size-asian="12pt" style:font-size-complex="12pt"/>
    </style:style>
    <style:style style:name="P38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style:font-name="Liberation Mono" fo:font-size="12pt" officeooo:rsid="0013c4b9" officeooo:paragraph-rsid="0013c4b9" style:font-size-asian="12pt" style:font-size-complex="12pt"/>
    </style:style>
    <style:style style:name="P39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style:font-name="Liberation Mono" fo:font-size="12pt" officeooo:rsid="0013c4b9" officeooo:paragraph-rsid="001652bf" style:font-size-asian="12pt" style:font-size-complex="12pt"/>
    </style:style>
    <style:style style:name="P40" style:family="paragraph" style:parent-style-name="Standard">
      <style:paragraph-properties fo:text-align="justify" style:justify-single-word="false" fo:background-color="#333333">
        <style:background-image/>
      </style:paragraph-properties>
      <style:text-properties style:font-name="Liberation Mono" fo:font-size="6pt" officeooo:rsid="0013c4b9" officeooo:paragraph-rsid="0013c4b9" style:font-size-asian="6pt" style:font-size-complex="6pt"/>
    </style:style>
    <style:style style:name="P41" style:family="paragraph" style:parent-style-name="Standard">
      <style:paragraph-properties fo:text-align="justify" style:justify-single-word="false" fo:background-color="#333333">
        <style:background-image/>
      </style:paragraph-properties>
      <style:text-properties fo:color="#00ffff" style:font-name="Liberation Mono" fo:font-size="6pt" fo:font-style="normal" officeooo:rsid="0013c4b9" officeooo:paragraph-rsid="0013c4b9" style:font-size-asian="6pt" style:font-style-asian="normal" style:font-size-complex="6pt" style:font-style-complex="normal"/>
    </style:style>
    <style:style style:name="P42" style:family="paragraph" style:parent-style-name="Standard">
      <style:paragraph-properties fo:text-align="justify" style:justify-single-word="false" fo:background-color="#333333">
        <style:background-image/>
      </style:paragraph-properties>
      <style:text-properties fo:color="#00ffff" style:font-name="Liberation Mono" fo:font-size="6pt" fo:font-style="normal" officeooo:rsid="0013c4b9" officeooo:paragraph-rsid="001652bf" style:font-size-asian="6pt" style:font-style-asian="normal" style:font-size-complex="6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2pt" officeooo:rsid="003e42b3" officeooo:paragraph-rsid="003e42b3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Sans" fo:font-size="12pt" fo:font-weight="bold" officeooo:rsid="003e42b3" officeooo:paragraph-rsid="003e42b3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Liberation Sans" fo:font-size="12pt" fo:font-weight="bold" officeooo:rsid="0062f3cd" officeooo:paragraph-rsid="003e42b3" style:font-size-asian="12pt" style:font-weight-asian="bold" style:font-size-complex="12pt" style:font-weight-complex="bold"/>
    </style:style>
    <style:style style:name="T1" style:family="text">
      <style:text-properties officeooo:rsid="0013c4b9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a59ad" style:font-style-asian="normal" style:font-style-complex="normal"/>
    </style:style>
    <style:style style:name="T6" style:family="text">
      <style:text-properties fo:color="#00ffff" fo:font-style="normal" style:font-style-asian="normal" style:font-style-complex="normal"/>
    </style:style>
    <style:style style:name="T7" style:family="text">
      <style:text-properties fo:color="#00ffff" fo:font-size="6pt" fo:font-style="normal" style:font-size-asian="6pt" style:font-style-asian="normal" style:font-size-complex="6pt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officeooo:rsid="001652bf"/>
    </style:style>
    <style:style style:name="T10" style:family="text">
      <style:text-properties fo:color="#ffffff" fo:font-style="normal" style:font-style-asian="normal" style:font-style-complex="normal"/>
    </style:style>
    <style:style style:name="T11" style:family="text">
      <style:text-properties fo:color="#ffffff" fo:font-style="normal" officeooo:rsid="001652bf" style:font-style-asian="normal" style:font-style-complex="normal"/>
    </style:style>
    <style:style style:name="T12" style:family="text">
      <style:text-properties officeooo:rsid="00180c44"/>
    </style:style>
    <style:style style:name="T13" style:family="text">
      <style:text-properties officeooo:rsid="0018f271"/>
    </style:style>
    <style:style style:name="T14" style:family="text">
      <style:text-properties officeooo:rsid="001ff9d6"/>
    </style:style>
    <style:style style:name="T15" style:family="text">
      <style:text-properties officeooo:rsid="00216646"/>
    </style:style>
    <style:style style:name="T16" style:family="text">
      <style:text-properties officeooo:rsid="00239e6d"/>
    </style:style>
    <style:style style:name="T17" style:family="text">
      <style:text-properties officeooo:rsid="00252758"/>
    </style:style>
    <style:style style:name="T18" style:family="text">
      <style:text-properties officeooo:rsid="002725bb"/>
    </style:style>
    <style:style style:name="T19" style:family="text">
      <style:text-properties officeooo:rsid="002992ad"/>
    </style:style>
    <style:style style:name="T20" style:family="text">
      <style:text-properties officeooo:rsid="002cb66a"/>
    </style:style>
    <style:style style:name="T21" style:family="text">
      <style:text-properties officeooo:rsid="002dbcb6"/>
    </style:style>
    <style:style style:name="T22" style:family="text">
      <style:text-properties officeooo:rsid="0034b6d3"/>
    </style:style>
    <style:style style:name="T23" style:family="text">
      <style:text-properties officeooo:rsid="00416255"/>
    </style:style>
    <style:style style:name="T24" style:family="text">
      <style:text-properties officeooo:rsid="00461d12"/>
    </style:style>
    <style:style style:name="T25" style:family="text">
      <style:text-properties officeooo:rsid="004714ff"/>
    </style:style>
    <style:style style:name="T26" style:family="text">
      <style:text-properties officeooo:rsid="00473673"/>
    </style:style>
    <style:style style:name="T27" style:family="text">
      <style:text-properties officeooo:rsid="0049fd59"/>
    </style:style>
    <style:style style:name="T28" style:family="text">
      <style:text-properties officeooo:rsid="004b980f"/>
    </style:style>
    <style:style style:name="T29" style:family="text">
      <style:text-properties officeooo:rsid="004c970c"/>
    </style:style>
    <style:style style:name="T30" style:family="text">
      <style:text-properties officeooo:rsid="004da853"/>
    </style:style>
    <style:style style:name="T31" style:family="text">
      <style:text-properties officeooo:rsid="0051c92f"/>
    </style:style>
    <style:style style:name="T32" style:family="text">
      <style:text-properties officeooo:rsid="0055e909"/>
    </style:style>
    <style:style style:name="T33" style:family="text">
      <style:text-properties officeooo:rsid="00561062"/>
    </style:style>
    <style:style style:name="T34" style:family="text">
      <style:text-properties officeooo:rsid="005e6de6"/>
    </style:style>
    <style:style style:name="T35" style:family="text">
      <style:text-properties officeooo:rsid="005f36b9"/>
    </style:style>
    <style:style style:name="T36" style:family="text">
      <style:text-properties officeooo:rsid="0062f3cd"/>
    </style:style>
    <style:style style:name="T37" style:family="text">
      <style:text-properties officeooo:rsid="0066cf9c"/>
    </style:style>
    <style:style style:name="T38" style:family="text">
      <style:text-properties officeooo:rsid="00692473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1A</text:p>
      <text:p text:style-name="P14">Implementar um produtor-consumidor usando PThreads. </text:p>
      <text:p text:style-name="P2"/>
      <text:p text:style-name="P32">M<text:span text:style-name="T2">arcos Vinícius Treviso (121150107)</text:span></text:p>
      <text:p text:style-name="P2">Wolgan Ens Quepfert (121151535)</text:p>
      <text:p text:style-name="P2"/>
      <text:p text:style-name="P2"/>
      <text:p text:style-name="P2"/>
      <text:p text:style-name="P33"><text:span text:style-name="T22">INTRODUÇÃO E </text:span>INSTRUÇÕES:</text:p>
      <text:p text:style-name="P3"/>
      <text:p text:style-name="P3"><text:tab/>Para a realização do trabalho, foi utilizada a linguagem de programação C++, porém sem o paradigma de orientação a objetos, pois seu uso dificultaria o manuseio de memória compartilhada, fazendo-se necessário a criação regras confusas e desnecessárias, e também a criação de classes extras <text:span text:style-name="T29">para</text:span> herança de atributos e métodos com escopo estático. Ou seja, devido <text:span text:style-name="T29">aos fatos citados acima</text:span>, foi optado por utilizar o ambiente de programação C++ com <text:span text:style-name="T30">as </text:span>lógicas funcionais do C.</text:p>
      <text:p text:style-name="P3"><text:s/><text:tab/></text:p>
      <text:p text:style-name="P3"><text:tab/>A compilação pode ser feita utilizando o compilador g++, onde é necessário passar como argumento a biblioteca de pthreads.</text:p>
      <text:p text:style-name="P3"><text:tab/>Já a execução é feita apenas com o lançamento do executável obtido na compilação com o passamento de três parâmetros à ele: <text:span text:style-name="T3">tempo de espera a cada execução de thread</text:span>, <text:span text:style-name="T3">quantidade de produtores</text:span>, <text:span text:style-name="T3">quantidade de consumidores</text:span>, respectivamente.</text:p>
      <text:p text:style-name="P3"><text:tab/><text:span text:style-name="T9">O código para a realização das especificações acima é:</text:span></text:p>
      <text:p text:style-name="P36"/>
      <table:table table:name="Table1" table:style-name="Table1">
        <table:table-column table:style-name="Table1.A"/>
        <table:table-row>
          <table:table-cell table:style-name="Table1.A1" office:value-type="string">
            <text:p text:style-name="P40"/>
            <text:p text:style-name="P38"><text:span text:style-name="T8"><text:s text:c="3"/></text:span><text:span text:style-name="T4">g++ -o myexec prodcons.cpp -Wall -Wextra </text:span><text:span text:style-name="T6">-lpthread </text:span></text:p>
            <text:p text:style-name="P39"><text:span text:style-name="T7"><text:s text:c="3"/></text:span><text:span text:style-name="T10">./</text:span><text:span text:style-name="T11">myexec &lt;tempo.threads&gt; &lt;qtd.produtores&gt; &lt;qtd.consumidores&gt;</text:span><text:span text:style-name="T6"> </text:span></text:p>
            <text:p text:style-name="P41"/>
          </table:table-cell>
        </table:table-row>
      </table:table>
      <text:p text:style-name="P3"><text:tab/></text:p>
      <text:p text:style-name="P3"><text:tab/></text:p>
      <text:p text:style-name="P3"><text:tab/><text:span text:style-name="T9">Ou pode-se usar o script sh pré-definido pelo grupo com todas as caractrísticas requesitdas no trabalho.</text:span></text:p>
      <text:p text:style-name="P36"/>
      <table:table table:name="Table2" table:style-name="Table2">
        <table:table-column table:style-name="Table2.A"/>
        <table:table-row>
          <table:table-cell table:style-name="Table2.A1" office:value-type="string">
            <text:p text:style-name="P37"/>
            <text:p text:style-name="P39"><text:span text:style-name="T7"><text:s text:c="3"/></text:span><text:span text:style-name="T10">./</text:span><text:span text:style-name="T11">run.sh</text:span><text:span text:style-name="T6"> </text:span></text:p>
            <text:p text:style-name="P42"/>
          </table:table-cell>
        </table:table-row>
      </table:table>
      <text:p text:style-name="P4"/>
      <text:p text:style-name="P3"><text:tab/></text:p>
      <text:p text:style-name="P5"><text:tab/><text:span text:style-name="T31">O trabalho desenvolvido funciona apenas em ambientes familiarizados com POSIX. Foi primordialmente implementado para rodar em ambientes linux.</text:span></text:p>
      <text:p text:style-name="P5"><text:tab/></text:p>
      <text:p text:style-name="P6"><text:tab/></text:p>
      <text:p text:style-name="P35"/>
      <text:p text:style-name="P34">DESENVOLVIMENTO:</text:p>
      <text:p text:style-name="P34"><text:tab/></text:p>
      <text:p text:style-name="P7"><text:span text:style-name="T16"><text:tab/>F</text:span>oi resolvido o trabalho de acordo com <text:span text:style-name="T23">todas </text:span>as caracetísticas impostas para sua realização.</text:p>
      <text:p text:style-name="P34"/>
      <text:p text:style-name="P3"/>
      <text:p text:style-name="P15"><text:soft-page-break/>1) Ter n produtores. Assuma 3 &lt; n &lt; 10.</text:p>
      <text:p text:style-name="P15"/>
      <text:p text:style-name="P19">A quantidade de produtores é passada como argumento do programa <text:span text:style-name="T12">e está filtrada para ser no intervalo aberto de 3 a 10.</text:span></text:p>
      <text:p text:style-name="P19"/>
      <text:p text:style-name="P15"/>
      <text:p text:style-name="P15"><text:span text:style-name="T13">2)</text:span> Ter m consumidores. Assuma 3 &lt; m &lt; 10.</text:p>
      <text:p text:style-name="P15"/>
      <text:p text:style-name="P20">A quantidade de <text:span text:style-name="T13">consumidores</text:span> é passada como argumento do programa <text:span text:style-name="T12">e está filtrada para ser no intervalo aberto de 3 a 10.</text:span></text:p>
      <text:p text:style-name="P20"/>
      <text:p text:style-name="P15"/>
      <text:p text:style-name="P16">3)<text:span text:style-name="T1"> Não há limite de produtos produzidos.</text:span></text:p>
      <text:p text:style-name="P16"/>
      <text:p text:style-name="P22">Para isso, não foi colocada nenhuma verificação de capacidade na função de produção das caixas, ou seja, tod<text:span text:style-name="T34">os produtores</text:span> podem <text:span text:style-name="T32">produzir</text:span> <text:span text:style-name="T33">sem restrições de capacidade e tempo</text:span>.</text:p>
      <text:p text:style-name="P21"/>
      <text:p text:style-name="P16"/>
      <text:p text:style-name="P17">4) <text:span text:style-name="T14">- Cada produtor pode produzir mais de um produto por vez. Considere a produção individual/por vez entre [1, 5].</text:span></text:p>
      <text:p text:style-name="P17"/>
      <text:p text:style-name="P24">A produção individual é definida aleatóriamente entre o intervalo fechado de 1 a 5. <text:span text:style-name="T17">P</text:span>ara realizar a produção, cada thread de produção incrementa o valor de produção individual na quantidade de itens do sistema.</text:p>
      <text:p text:style-name="P23"/>
      <text:p text:style-name="P16"/>
      <text:p text:style-name="P18"><text:span text:style-name="T15">5)</text:span> Consumos só podem ser feitos se existir algo em estoque (produzido) ou em quantidade suficiente. Considere o consumo individual/por vez entre [1, 5].</text:p>
      <text:p text:style-name="P18"/>
      <text:p text:style-name="P25"><text:span text:style-name="T17">O consumo</text:span> individual é definid<text:span text:style-name="T17">o</text:span> aleatóriamente entre o intervalo fechado de 1 a 5. <text:span text:style-name="T17">P</text:span>ara realizar <text:span text:style-name="T17">o consumo</text:span>, cada thread de produção <text:span text:style-name="T17">decrementa</text:span> o valor de produção individual na quantidade de itens do sistema. </text:p>
      <text:p text:style-name="P26">Para a <text:span text:style-name="T18">análise</text:span> de consumo disponível, foi <text:span text:style-name="T18">verificado</text:span> se a quantidade de itens disponíveis no sistema é maior ou igual ao valor de consumo individual, onde caso <text:span text:style-name="T18">a verificação retorne verdadeiro</text:span>, será consumido<text:span text:style-name="T18">.</text:span></text:p>
      <text:p text:style-name="P18"/>
      <text:p text:style-name="P18"/>
      <text:p text:style-name="P18"><text:span text:style-name="T18">6)</text:span> Tanto produtores como consumidores executam infinitamente.</text:p>
      <text:p text:style-name="P18"/>
      <text:p text:style-name="P27">A execução das produções e dos consumos foram colocadas dentro de laços infinitos, onde só serão paradas quanto o tempo total de execução, imposto no item 8, é disposto.</text:p>
      <text:p text:style-name="P18"/>
      <text:p text:style-name="P18"/>
      <text:p text:style-name="P18"><text:span text:style-name="T19">7)</text:span> Utilize meios que garantam a integridade do valor em estoque.</text:p>
      <text:p text:style-name="P18"/>
      <text:p text:style-name="P28">Para garantir a integridade do valor em estoque, foi implementado a produção e o consumo com o <text:span text:style-name="T3">pthread_mutex</text:span><text:span text:style-name="T4">, onde o mesmo foi colocado em regiões críticas do código. </text:span><text:span text:style-name="T5">Na produção bastou colocar o mutex na incrementação dos itens do sistema. Já no consumo, foi preciso colocar o mutex antes da análise de consumo disponível.</text:span></text:p>
      <text:p text:style-name="P18"><text:soft-page-break/><text:span text:style-name="T20">8) </text:span>Mostre que o programa funciona corretamente por um determinado intervalo de execução. Todas as threads produziram e consumiram em algum momento?</text:p>
      <text:p text:style-name="P18"/>
      <text:p text:style-name="P29">Foi utilizado 5 produtores e 5 consumidores. Cada um produzia e consumia <text:span text:style-name="T24">4</text:span> caixas por vez. <text:s text:c="2"/>A produção e o consumo foram feitos a cada 1s. <text:span text:style-name="T35">A total execução foi feita em aproximadamente 5 segundos.</text:span></text:p>
      <text:p text:style-name="P30"/>
      <text:p text:style-name="P30">O resultado do programa obtido foi:</text:p>
      <text:p text:style-name="P29"/>
      <text:p text:style-name="P29"/>
      <text:p text:style-name="P29"><draw:frame draw:style-name="fr1" draw:name="Object1" text:anchor-type="paragraph" svg:width="6.2984in" svg:height="1.979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able:table table:name="Table3" table:style-name="Table3">
        <table:table-column table:style-name="Table3.A"/>
        <table:table-column table:style-name="Table3.B" table:number-columns-repeated="5"/>
        <table:table-row>
          <table:table-cell table:style-name="Table3.A1" office:value-type="string">
            <text:p text:style-name="P45">Threads Produção</text:p>
          </table:table-cell>
          <table:table-cell table:style-name="Table3.A1" office:value-type="string">
            <text:p text:style-name="P43">10</text:p>
          </table:table-cell>
          <table:table-cell table:style-name="Table3.A1" office:value-type="string">
            <text:p text:style-name="P43">10</text:p>
          </table:table-cell>
          <table:table-cell table:style-name="Table3.A1" office:value-type="string">
            <text:p text:style-name="P43">10</text:p>
          </table:table-cell>
          <table:table-cell table:style-name="Table3.A1" office:value-type="string">
            <text:p text:style-name="P43">10</text:p>
          </table:table-cell>
          <table:table-cell table:style-name="Table3.F1" office:value-type="string">
            <text:p text:style-name="P43">10</text:p>
          </table:table-cell>
        </table:table-row>
        <table:table-row>
          <table:table-cell table:style-name="Table3.A2" office:value-type="string">
            <text:p text:style-name="P44"><text:span text:style-name="T36">Threads </text:span>Consumo</text:p>
          </table:table-cell>
          <table:table-cell table:style-name="Table3.A2" office:value-type="string">
            <text:p text:style-name="P43">10</text:p>
          </table:table-cell>
          <table:table-cell table:style-name="Table3.A2" office:value-type="string">
            <text:p text:style-name="P43">10</text:p>
          </table:table-cell>
          <table:table-cell table:style-name="Table3.A2" office:value-type="string">
            <text:p text:style-name="P43">10</text:p>
          </table:table-cell>
          <table:table-cell table:style-name="Table3.A2" office:value-type="string">
            <text:p text:style-name="P43">10</text:p>
          </table:table-cell>
          <table:table-cell table:style-name="Table3.F2" office:value-type="string">
            <text:p text:style-name="P43">10</text:p>
          </table:table-cell>
        </table:table-row>
      </table:table>
      <text:p text:style-name="P29"/>
      <text:p text:style-name="P31"/>
      <text:p text:style-name="P31"><text:tab/>Todas as threads de produção produziram em um determinado instante, e todas threads de consumo consumiram em um determinado instante. <text:span text:style-name="T37">Fazendo com que, de acordo com os dados obtidos, a quantidade final de itens no sistema fosse igual a zero.</text:span></text:p>
      <text:p text:style-name="P18"/>
      <text:p text:style-name="P18"/>
      <text:p text:style-name="P18"/>
      <text:p text:style-name="P18"><text:span text:style-name="T21">9)</text:span> Análise o comportamento do programa para n==m, n&lt;m e n&gt;m. Há alguma diferença? Deveria haver?</text:p>
      <text:p text:style-name="P3"/>
      <text:p text:style-name="P9">Além de analisar a quantidade de produtores e consumidores, deve-se considerar o valor de produção/consumo individual, onde isso pode influenciar diretamente nas questões de armazenamento de caixas no sistema.</text:p>
      <text:p text:style-name="P10"/>
      <text:p text:style-name="P11">Para a análise desse ítem, será considerado que <text:span text:style-name="T25">a produção e consumo individual serão iguais, e como nesse caso de análise pouco importa o valor de produção, foi escolhido arbitrariamente que o valor seria 4 para ambos.</text:span></text:p>
      <text:p text:style-name="P3"/>
      <text:p text:style-name="P9"><text:span text:style-name="T26">(n==m) </text:span>Quando a quantidade de produtores e consumidores são iguais, <text:span text:style-name="T26">os valores tendem a se neutralizar a cada execução alternada de produtores e consumidores, pois a quantidade produzida logo será consumida caso possível. No fim da execução a quantidade total de itens é zero, pois todos os consumidores conseguirão consumir as caixas produzidas.</text:span></text:p>
      <text:p text:style-name="P9"/>
      <text:p text:style-name="P12"><text:soft-page-break/>(n&lt;m) <text:span text:style-name="T27">Quando há menos produtores que consumidores, os valores tendem a ficar a zero enquanto as threads de consumo estão executando, pois desse modo, a determinado número de threads já tera extinguido as caixas no sistema. Nesse caso, é obrigado a ser imposto políticas de verficação de integridade dos itens disponíveis no sistema, como abordado no item 7.</text:span></text:p>
      <text:p text:style-name="P12"/>
      <text:p text:style-name="P13">(n&gt;m<text:span text:style-name="T28">) Quando há mais produtores que consumidores, a quantidade de itens tende ao infinito positivo, de acordo com a razão de soma e subtração impostas pelos produtores e consumidores, respectivament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</meta:initial-creator>
    <meta:creation-date>2014-06-01T19:29:41.130854841</meta:creation-date>
    <dc:date>2014-06-02T15:11:35.862840456</dc:date>
    <dc:creator>MARCOS </dc:creator>
    <meta:editing-duration>PT1H38M29S</meta:editing-duration>
    <meta:editing-cycles>89</meta:editing-cycles>
    <meta:generator>LibreOffice/4.2.3.3$Linux_X86_64 LibreOffice_project/420m0$Build-3</meta:generator>
    <meta:document-statistic meta:table-count="3" meta:image-count="0" meta:object-count="1" meta:page-count="4" meta:paragraph-count="60" meta:word-count="903" meta:character-count="5682" meta:non-whitespace-character-count="48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5.028cm" xlink:href="." xlink:type="simple" chart:class="chart:circle" chart:style-name="ch1">
        <chart:legend svg:x="11.343cm" svg:y="2.237cm" style:legend-expansion="custom" chartooo:width="2.991cm" chartooo:height="1.238cm" style:legend-expansion-aspect-ratio="2.41599353796446" chart:style-name="ch2"/>
        <chart:plot-area chart:style-name="ch3" chart:data-source-has-labels="both" svg:x="0.319cm" svg:y="0.435cm" svg:width="15.36cm" svg:height="4.493cm">
          <chartooo:coordinate-region svg:x="5.753cm" svg:y="0.436cm" svg:width="4.492cm" svg:height="4.4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series chart:style-name="ch10" chart:values-cell-range-address="local-table.$C$2:.$C$3" chart:label-cell-address="local-table.$C$1" chart:class="chart:circle">
            <chart:data-point chart:style-name="ch8"/>
            <chart:data-point chart:style-name="ch9"/>
          </chart:series>
          <chart:series chart:style-name="ch11" chart:values-cell-range-address="local-table.$D$2:.$D$3" chart:label-cell-address="local-table.$D$1" chart:class="chart:circle">
            <chart:data-point chart:style-name="ch8"/>
            <chart:data-point chart:style-name="ch9"/>
          </chart:series>
          <chart:series chart:style-name="ch12" chart:values-cell-range-address="local-table.$E$2:.$E$3" chart:label-cell-address="local-table.$E$1" chart:class="chart:circle">
            <chart:data-point chart:style-name="ch8"/>
            <chart:data-point chart:style-name="ch9"/>
          </chart:series>
          <chart:series chart:style-name="ch13" chart:values-cell-range-address="local-table.$F$2:.$F$3" chart:label-cell-address="local-table.$F$1" chart:class="chart:circle">
            <chart:data-point chart:style-name="ch8"/>
            <chart:data-point chart:style-name="ch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odução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nsumo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